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828" officeooo:paragraph-rsid="001bf828"/>
    </style:style>
    <style:style style:name="P2" style:family="paragraph" style:parent-style-name="Standard">
      <style:text-properties officeooo:rsid="001cb9c3" officeooo:paragraph-rsid="001cb9c3"/>
    </style:style>
    <style:style style:name="P3" style:family="paragraph" style:parent-style-name="Preformatted_20_Text" style:list-style-name="L3">
      <style:text-properties officeooo:rsid="001d7424" officeooo:paragraph-rsid="001d7424"/>
    </style:style>
    <style:style style:name="P4" style:family="paragraph" style:parent-style-name="Preformatted_20_Text">
      <style:text-properties officeooo:rsid="001d7424" officeooo:paragraph-rsid="001d7424"/>
    </style:style>
    <style:style style:name="P5" style:family="paragraph" style:parent-style-name="Preformatted_20_Text">
      <style:text-properties officeooo:rsid="001d7424" officeooo:paragraph-rsid="001f5643"/>
    </style:style>
    <style:style style:name="P6" style:family="paragraph" style:parent-style-name="Preformatted_20_Text" style:list-style-name="L5">
      <style:text-properties officeooo:rsid="001d7424" officeooo:paragraph-rsid="001f5643"/>
    </style:style>
    <style:style style:name="P7" style:family="paragraph" style:parent-style-name="Standard" style:list-style-name="L1">
      <style:text-properties officeooo:rsid="001bf828" officeooo:paragraph-rsid="001bf828"/>
    </style:style>
    <style:style style:name="P8" style:family="paragraph" style:parent-style-name="Standard" style:list-style-name="L2">
      <style:text-properties officeooo:rsid="001cb9c3" officeooo:paragraph-rsid="001cb9c3"/>
    </style:style>
    <style:style style:name="P9" style:family="paragraph" style:parent-style-name="Standard">
      <style:text-properties officeooo:rsid="001cb9c3" officeooo:paragraph-rsid="001cb9c3"/>
    </style:style>
    <style:style style:name="P10" style:family="paragraph" style:parent-style-name="Standard">
      <style:text-properties officeooo:rsid="001d7424" officeooo:paragraph-rsid="001d7424"/>
    </style:style>
    <style:style style:name="P11" style:family="paragraph" style:parent-style-name="Standard" style:list-style-name="L3">
      <style:text-properties officeooo:rsid="001d7424" officeooo:paragraph-rsid="001d7424"/>
    </style:style>
    <style:style style:name="T1" style:family="text">
      <style:text-properties officeooo:rsid="001f5643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inrichtung:</text:p>
      <text:p text:style-name="P1"/>
      <text:p text:style-name="P1">&lt;user&gt; der Gruppe sudo hinzufügen:</text:p>
      <text:list text:style-name="L1">
        <text:list-item>
          <text:p text:style-name="P7">su root</text:p>
        </text:list-item>
        <text:list-item>
          <text:p text:style-name="P7">adduser &lt;user&gt; sudo</text:p>
        </text:list-item>
      </text:list>
      <text:p text:style-name="P1"/>
      <text:p text:style-name="P2">Git installieren</text:p>
      <text:list text:style-name="L2">
        <text:list-item>
          <text:p text:style-name="P8">sudo apt install git-all</text:p>
        </text:list-item>
      </text:list>
      <text:p text:style-name="P2"/>
      <text:p text:style-name="P10"><text:a xlink:type="simple" xlink:href="https://docs.github.com/de/authentication/connecting-to-github-with-ssh/generating-a-new-ssh-key-and-adding-it-to-the-ssh-agent#about-ssh-key-passphrases" text:style-name="Internet_20_link" text:visited-style-name="Visited_20_Internet_20_Link">SSH-Schlüssel</text:a> <text:span text:style-name="T1">generieren und den ssh-agent bekanntmachen</text:span></text:p>
      <text:list xml:id="list579205237" text:style-name="L3">
        <text:list-item>
          <text:p text:style-name="P3"><text:span text:style-name="Source_20_Text">ssh-keygen -t ed25519 -C "</text:span><text:a xlink:type="simple" xlink:href="mailto:ralph.radermacher@gmx.net" text:style-name="Internet_20_link" text:visited-style-name="Visited_20_Internet_20_Link"><text:span text:style-name="Source_20_Text">ralph.radermacher@gmx.net</text:span></text:a><text:span text:style-name="Source_20_Text">" </text:span><text:span text:style-name="Source_20_Text"><text:span text:style-name="T1">(Paraphrase vergeben)</text:span></text:span></text:p>
        </text:list-item>
        <text:list-item>
          <text:p text:style-name="P3"><text:span text:style-name="Source_20_Text">ssh-add ~ralph/.ssh/id_ed25519</text:span></text:p>
        </text:list-item>
      </text:list>
      <text:p text:style-name="P4"><text:span text:style-name="Source_20_Text"/></text:p>
      <text:p text:style-name="P5"><text:a xlink:type="simple" xlink:href="https://docs.github.com/en/authentication/connecting-to-github-with-ssh/adding-a-new-ssh-key-to-your-github-account#about-addition-of-ssh-keys-to-your-account" text:style-name="Internet_20_link" text:visited-style-name="Visited_20_Internet_20_Link"><text:span text:style-name="Source_20_Text"><text:span text:style-name="T1">SSH_Schlüssel</text:span></text:span></text:a><text:span text:style-name="Source_20_Text"><text:span text:style-name="T1"> dem Github-Konto hinzufügen</text:span></text:span></text:p>
      <text:p text:style-name="P5"><text:span text:style-name="Source_20_Text"/></text:p>
      <text:p text:style-name="P5"><text:span text:style-name="Source_20_Text"><text:span text:style-name="T1">Repository klonen</text:span></text:span></text:p>
      <text:list text:style-name="L5">
        <text:list-item>
          <text:p text:style-name="P6"><text:span text:style-name="Source_20_Text">git clone </text:span><text:a xlink:type="simple" xlink:href="mailto:git@github.com" text:style-name="Internet_20_link" text:visited-style-name="Visited_20_Internet_20_Link"><text:span text:style-name="Source_20_Text">git@github.com</text:span></text:a><text:span text:style-name="Source_20_Text">:RalphRadermacher/OperatingSystems.git</text:span></text:p>
        </text:list-item>
      </text:list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4"><text:span text:style-name="Source_20_Text"/></text:p>
      <text:p text:style-name="P4"><text:span text:style-name="Source_20_Text"/></text:p>
      <text:list xml:id="list162225669333134" text:continue-list="list579205237" text:style-name="L3">
        <text:list-header>
          <text:p text:style-name="P11"/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6T15:38:17.910968532</meta:creation-date>
    <dc:date>2024-02-06T16:22:24.540695476</dc:date>
    <meta:editing-duration>PT31M36S</meta:editing-duration>
    <meta:editing-cycles>5</meta:editing-cycles>
    <meta:generator>LibreOffice/7.4.7.2$Linux_X86_64 LibreOffice_project/40$Build-2</meta:generator>
    <meta:document-statistic meta:table-count="0" meta:image-count="0" meta:object-count="0" meta:page-count="1" meta:paragraph-count="13" meta:word-count="48" meta:character-count="399" meta:non-whitespace-character-count="370"/>
  </office:meta>
</office:document-meta>
</file>